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50">
            <text:p>150</text:p>
          </table:table-cell>
          <table:table-cell table:style-name="ce15" office:value-type="string">
            <text:p>Burrows into the ground, making your immune and regen for a few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4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7])" office:value-type="float" office:value="100">
            <text:p>1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ummoning</text:p>
          </table:table-cell>
          <table:table-cell table:number-columns-repeated="5"/>
          <table:table-cell table:style-name="ce12"/>
          <table:table-cell table:number-columns-repeated="1017"/>
        </table:table-row>
        <table:table-row table:style-name="ro2" table:number-rows-repeated="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Slime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</text:p>
          </table:table-cell>
          <table:table-cell office:value-type="string">
            <text:p>Burrow</text:p>
          </table:table-cell>
          <table:table-cell/>
          <table:table-cell table:style-name="ce27"/>
          <table:table-cell table:style-name="ce27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 table:number-rows-repeated="3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 table:number-rows-repeated="6">
          <table:table-cell table:style-name="ce23"/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01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2-22T01:06:28</dc:date>
    <dc:language>fr-FR</dc:language>
    <meta:editing-cycles>104</meta:editing-cycles>
    <meta:editing-duration>PT63H23M04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